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1c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) Physical phone: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17:48:25.938000000</meta:creation-date>
    <dc:date>2024-05-02T17:48:28.983000000</dc:date>
    <meta:editing-duration>PT3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24.2.2.2$Windows_X86_64 LibreOffice_project/d56cc158d8a96260b836f100ef4b4ef25d6f1a01</meta:generator>
  </office:meta>
</office:document-meta>
</file>